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break-before="page"/>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2">
      <style:text-properties fo:font-style="italic" style:font-style-asian="italic" style:font-style-complex="italic"/>
    </style:style>
    <style:style style:name="P10" style:family="paragraph" style:parent-style-name="Standard" style:list-style-name="L3">
      <style:text-properties fo:font-style="italic" style:font-style-asian="italic" style:font-style-complex="italic"/>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T1" style:family="text">
      <style:text-properties fo:font-size="9pt" fo:background-color="#dddddd" style:font-size-asian="9pt" style:font-size-complex="9pt"/>
    </style:style>
    <style:style style:name="T2" style:family="text">
      <style:text-properties fo:font-size="10pt" fo:background-color="#dddddd" style:font-size-asian="10pt" style:font-size-complex="10pt"/>
    </style:style>
    <style:style style:name="T3" style:family="text">
      <style:text-properties style:text-position="super 58%"/>
    </style:style>
    <style:style style:name="T4" style:family="text">
      <style:text-properties fo:background-color="#ddddd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Scope<text:tab/>3</text:p>
          <text:p text:style-name="P6"><text:s/>2 Referenced Documents/Links<text:tab/>3</text:p>
          <text:p text:style-name="P5"><text:s/>2.1 Smartsheet Project Plan<text:tab/>3</text:p>
          <text:p text:style-name="P5"><text:s/>2.2 Requirements Document<text:tab/>3</text:p>
          <text:p text:style-name="P5"><text:s/>2.3 Microsoft Teams <text:tab/>3</text:p>
          <text:p text:style-name="P6"><text:s/>3 Project Overview<text:tab/>3</text:p>
          <text:p text:style-name="P5"><text:s/>3.1 Project Schedule<text:tab/>3</text:p>
          <text:p text:style-name="P6"><text:s/>4 Plans for Software Development<text:tab/>4</text:p>
          <text:p text:style-name="P5"><text:s/>4.1 Project Planning – Tracking – Team<text:tab/>4</text:p>
          <text:p text:style-name="P5"><text:s/>4.2 Code Reviews<text:tab/>4</text:p>
          <text:p text:style-name="P6"><text:s/>5 Software Testing<text:tab/>4</text:p>
          <text:p text:style-name="P5"><text:s/>5.1 Software Release Approach<text:tab/>4</text:p>
          <text:p text:style-name="P6"><text:s/>6 Software Development Environment<text:tab/>5</text:p>
          <text:p text:style-name="P6"><text:s/>7 Requirements and Traceability<text:tab/>5</text:p>
          <text:p text:style-name="P6"><text:s/>8 System Design<text:tab/>5</text:p>
          <text:p text:style-name="P6"><text:s/>9 Configuration Management<text:tab/>5</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h text:style-name="Heading_20_1" text:outline-level="1">Intro</text:h>
      <text:p text:style-name="Standard"><text:tab/>This document provides some general tips and useful information for anyone working with the Javascript, HTML, and CSS of the Academy Management project. </text:p>
      <text:p text:style-name="Standard"/>
      <text:p text:style-name="Standard"/>
      <text:h text:style-name="Heading_20_1" text:outline-level="1">Libraries, Standards</text:h>
      <text:p text:style-name="Standard"><text:tab/>It should be noted that the Academy project is an internal application and does not have external-facing requirements. Because of this, we will use simpler standards and assumptions about end users and the computer resources they have.</text:p>
      <text:h text:style-name="Heading_20_2" text:outline-level="2">HTML / CSS</text:h>
      <text:p text:style-name="Standard"><text:tab/>Code will make use of HTML 5 and CSS3 standards. Efforts will not be taken to make the application compatible with old versions of browsers.</text:p>
      <text:p text:style-name="Standard"><text:tab/>One thing of note is that we will be trying to break up files into smaller pieces so that distributed work can be performed.</text:p>
      <text:p text:style-name="Standard"/>
      <text:h text:style-name="Heading_20_2" text:outline-level="2">Javascript</text:h>
      <text:p text:style-name="Standard"><text:tab/>The team is free to use the latest Javascript syntax as long as they verify it functions with the current version of PF's default browser (at this time it was Chrome).</text:p>
      <text:p text:style-name="Standard"><text:tab/>Frameworks are not being used, but several libraries will be. The team is encouraged to use as many free on-line resources for learning the following libraries:</text:p>
      <text:list xml:id="list4711015888215708782" text:style-name="L1">
        <text:list-item>
          <text:p text:style-name="P7">jQuery</text:p>
        </text:list-item>
        <text:list-item>
          <text:p text:style-name="P7">jQuery Datatables</text:p>
        </text:list-item>
        <text:list-item>
          <text:p text:style-name="P7">C3.js</text:p>
        </text:list-item>
        <text:list-item>
          <text:p text:style-name="P7">D3.js</text:p>
        </text:list-item>
      </text:list>
      <text:p text:style-name="Standard"/>
      <text:p text:style-name="Standard"/>
      <text:h text:style-name="Heading_20_2" text:outline-level="2">General Design for Javascript Code</text:h>
      <text:p text:style-name="Standard"/>
      <text:h text:style-name="Heading_20_3" text:outline-level="3">Data for Javascript</text:h>
      <text:p text:style-name="Standard"><text:tab/>Generally, code should use the <text:span text:style-name="T2">let varname=</text:span> syntax to limit the scope of variables. Recall if scope is not specified, variables become global. And global variables can easily collide (different code trying to use the same variable for different purposes). </text:p>
      <text:p text:style-name="Standard"><text:tab/>But there are cases where data is desired to be global. For example, lists of Academies, course content, lookup lists, and so on. Thus, the architecture will use one key global object called “dataobj” - data can be 'hung off' this that is desired to be global and accessible, and persistent, across different <text:soft-page-break/>operations. For example, after retrieving an array of data from a data request:</text:p>
      <text:p text:style-name="Standard"><text:tab/><text:span text:style-name="T2">dataobj.mydataset = &lt;data returned from request&gt;</text:span></text:p>
      <text:p text:style-name="Standard">Example of <text:s/>holding on to a subset of an array:</text:p>
      <text:p text:style-name="Standard"><text:tab/><text:span text:style-name="T1">dataobj.currentweek = dataobj.mydataset.filter(function(item){return item.val = 2});</text:span></text:p>
      <text:p text:style-name="Standard"/>
      <text:p text:style-name="Standard"/>
      <text:p text:style-name="Standard"/>
      <text:h text:style-name="Heading_20_3" text:outline-level="3">Reading and Writing Data</text:h>
      <text:p text:style-name="Standard">[Post method – jQuery $.post. Talk about promises, etc. PHP is middle piece that will work with all data exchange.]</text:p>
      <text:p text:style-name="Standard"/>
      <text:p text:style-name="Standard"/>
      <text:h text:style-name="Heading_20_2" text:outline-level="2">Coding Standards </text:h>
      <text:p text:style-name="Standard"/>
      <text:h text:style-name="Heading_20_3" text:outline-level="3">HTML naming, Javascript POSTing, etc</text:h>
      <text:p text:style-name="Standard"><text:tab/>The following should be viewed as suggested standards. Items in italics should be considered fairly rigid standards.</text:p>
      <text:list xml:id="list1297678308268033029" text:style-name="L2">
        <text:list-item>
          <text:p text:style-name="P9">HTML elements for data entry should be very close or exactly the same as the corresponding database field/column name (e.g. database: “age”, HTML text input name “bio-age”).</text:p>
        </text:list-item>
        <text:list-item>
          <text:p text:style-name="P9">When posting data, passed values should start with “p_”</text:p>
        </text:list-item>
        <text:list-item>
          <text:p text:style-name="P8"/>
        </text:list-item>
      </text:list>
      <text:p text:style-name="Standard"/>
      <text:p text:style-name="Standard"/>
      <text:h text:style-name="Heading_20_3" text:outline-level="3">PHP variables, Stored Procedure invocation, etc</text:h>
      <text:p text:style-name="Standard"><text:tab/>The following should be viewed as suggested standards. Items in bold should be considered fairly rigid standards.</text:p>
      <text:list xml:id="list1837203107927707750" text:style-name="L3">
        <text:list-item>
          <text:p text:style-name="P10">When pulling passed parameters of a POST into variables, the variable name should start with “$v_”. Note: thus easy visual association – passed: “p_age”, stored in “$v_age” and so on.</text:p>
        </text:list-item>
        <text:list-item>
          <text:p text:style-name="P10">When executing a stored procedure that requires parameters, use the query_params() function.</text:p>
        </text:list-item>
        <text:list-item>
          <text:p text:style-name="P11"/>
        </text:list-item>
      </text:list>
      <text:p text:style-name="Standard"/>
      <text:p text:style-name="Standard"/>
      <text:h text:style-name="Heading_20_1" text:outline-level="1">Tips, Utilities, Suggestions</text:h>
      <text:p text:style-name="Standard"/>
      <text:h text:style-name="Heading_20_2" text:outline-level="2">DataTables</text:h>
      <text:p text:style-name="Standard"/>
      <text:h text:style-name="Heading_20_3" text:outline-level="3"><text:soft-page-break/>Working with data of a DataTable:</text:h>
      <text:p text:style-name="Standard"/>
      <text:list xml:id="list6836559580297189540" text:style-name="L4">
        <text:list-item>
          <text:p text:style-name="P12"><text:a xlink:type="simple" xlink:href="https://datatables.net/reference/api/rows().data" text:style-name="Internet_20_link" text:visited-style-name="Visited_20_Internet_20_Link">https://datatables.net/reference/api/rows().data</text:a>() - can get access to an array of objects that have data values of the DataTable</text:p>
        </text:list-item>
      </text:list>
      <text:p text:style-name="Standard"/>
      <text:p text:style-name="Standard"/>
      <text:h text:style-name="Heading_20_3" text:outline-level="3">General Javascript tips</text:h>
      <text:list xml:id="list8018838280116345816" text:style-name="L5">
        <text:list-item>
          <text:p text:style-name="P13">To copy an array: <text:span text:style-name="T2">let newarr = oldarr.slice(0);</text:span> note that let newarr = oldarr just creates a 2<text:span text:style-name="T3">nd</text:span> reference to the original data. Thus if we did newarr[1] = 'hahaha', then suddenly oldarr[1] would also be set to 'hahaha'. Doing the slice make a 'real' copy</text:p>
        </text:list-item>
      </text:list>
      <text:p text:style-name="Standard"/>
      <text:p text:style-name="Standard"/>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auto-update="true"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MP1" style:family="paragraph" style:parent-style-name="Table_20_Contents">
      <style:text-properties fo:font-size="10pt" style:font-size-asian="10pt" style:font-size-complex="10pt"/>
    </style:style>
    <style:style style:name="MP2" style:family="paragraph" style:parent-style-name="Table_20_Contents">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Page <text:page-number text:select-page="current"/> of <text:page-count>5</text:page-count></text:p>
            </table:table-cell>
            <table:table-cell table:style-name="Table1.C1" office:value-type="string">
              <text:p text:style-name="MP1"/>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19-11-10T10:28:06.29</meta:creation-date>
    <dc:date>2019-11-18T20:38:09.69</dc:date>
    <dc:creator>C C</dc:creator>
    <meta:editing-duration>P1DT5H48M25S</meta:editing-duration>
    <meta:editing-cycles>10</meta:editing-cycles>
    <meta:generator>OpenOffice/4.1.6$Win32 OpenOffice.org_project/416m1$Build-9790</meta:generator>
    <meta:document-statistic meta:table-count="1" meta:image-count="0" meta:object-count="0" meta:page-count="5" meta:paragraph-count="56" meta:word-count="642" meta:character-count="3944"/>
  </office:meta>
</office:document-meta>
</file>